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P5" style:family="paragraph"/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ge" style:horizontal-pos="from-left" style:horizontal-rel="paragraph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 VAL1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6" form:label="Переключатель  VAL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1" form:control-implementation="ooo:com.sun.star.form.component.RadioButton" form:id="control7" form:label="Переключатель  VAL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 form:current-selected="true"/>
            <form:option form:label="Эдемент3"/>
          </form:listbox>
          <form:combobox form:name="Поле со списком 1" form:control-implementation="ooo:com.sun.star.form.component.ComboBox" form:id="control9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m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  <form:frame form:name="Группа 1" form:control-implementation="ooo:com.sun.star.form.component.GroupBox" form:id="control11" form:label="Группа-GROUP" form:for="control12,control13,control14,control15"/>
          <form:radio form:name="RadioGroup1" form:control-implementation="ooo:com.sun.star.form.component.RadioButton" form:id="control12" form:label="тест1" form:value="tt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3" form:label="дима" form:value="bbb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4" form:label="мама" form:current-selected="true" form:selected="true" form:value="nn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RadioGroup1" form:control-implementation="ooo:com.sun.star.form.component.RadioButton" form:id="control15" form:label="test2" form:value="ggg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10" draw:style-name="gr4">
        <draw:control draw:text-style-name="P5" svg:width="7.612cm" svg:height="1.876cm" svg:x="3.011cm" svg:y="16.134cm" draw:control="control11"/>
        <draw:control draw:text-style-name="P3" svg:width="7.312cm" svg:height="0.451cm" svg:x="3.311cm" svg:y="16.494cm" draw:control="control12"/>
        <draw:control draw:text-style-name="P3" svg:width="7.312cm" svg:height="0.451cm" svg:x="3.311cm" svg:y="16.854cm" draw:control="control13"/>
        <draw:control draw:text-style-name="P3" svg:width="7.312cm" svg:height="0.451cm" svg:x="3.311cm" svg:y="17.214cm" draw:control="control14"/>
        <draw:control draw:text-style-name="P3" svg:width="7.312cm" svg:height="0.451cm" svg:x="3.311cm" svg:y="17.573cm" draw:control="control15"/>
      </draw:g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1.142cm" svg:x="0.808cm" svg:y="8.454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1" draw:text-style-name="P3" svg:width="4.194cm" svg:height="2.423cm" svg:x="6.546cm" svg:y="9.962cm" draw:control="control9"/><draw:control text:anchor-type="paragraph" draw:z-index="9" draw:style-name="gr3" draw:text-style-name="P3" svg:width="3.908cm" svg:height="0.692cm" svg:x="0.848cm" svg:y="12.792cm" draw:control="control1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2-28T12:04:32.43</dc:date>
    <dc:creator>Dmitry Derenok</dc:creator>
    <meta:editing-duration>PT103H55M33S</meta:editing-duration>
    <meta:editing-cycles>18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